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4" calcext:value-type="float">
            <text:p>99,4</text:p>
          </table:table-cell>
          <table:table-cell office:value-type="float" office:value="0.6" calcext:value-type="float">
            <text:p>0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59" calcext:value-type="float">
            <text:p>99,59</text:p>
          </table:table-cell>
          <table:table-cell office:value-type="float" office:value="0.41" calcext:value-type="float">
            <text:p>0,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645" calcext:value-type="float">
            <text:p>99,645</text:p>
          </table:table-cell>
          <table:table-cell table:formula="of:=AVERAGE([.C2:.C11])" office:value-type="float" office:value="0.355" calcext:value-type="float">
            <text:p>0,355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1:40:18.836407379</meta:creation-date>
    <dc:date>2017-12-25T21:43:47.859655993</dc:date>
    <meta:editing-duration>PT3M30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